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1"/>
    </style:style>
    <style:style style:name="P2" style:family="paragraph" style:parent-style-name="Standard">
      <style:text-properties style:font-name="Ubuntu" officeooo:rsid="0007df95"/>
    </style:style>
    <style:style style:name="P3" style:family="paragraph" style:parent-style-name="Standard">
      <style:text-properties style:font-name="Ubuntu" officeooo:rsid="0007df95" officeooo:paragraph-rsid="0009a101"/>
    </style:style>
    <style:style style:name="P4" style:family="paragraph" style:parent-style-name="Standard">
      <style:text-properties style:font-name="Ubuntu" officeooo:rsid="0007df95" officeooo:paragraph-rsid="0009a101"/>
    </style:style>
    <style:style style:name="T1" style:family="text">
      <style:text-properties officeooo:rsid="0007df95"/>
    </style:style>
    <style:style style:name="T2" style:family="text">
      <style:text-properties style:font-name="Ubuntu" officeooo:rsid="0007df95"/>
    </style:style>
    <style:style style:name="T3" style:family="text">
      <style:text-properties style:font-name="Ubuntu" officeooo:rsid="000b8bb2"/>
    </style:style>
    <style:style style:name="T4" style:family="text">
      <style:text-properties style:font-name="Ubuntu" officeooo:rsid="0019b386"/>
    </style:style>
    <style:style style:name="T5" style:family="text">
      <style:text-properties officeooo:rsid="001a2fb0"/>
    </style:style>
    <style:style style:name="T6" style:family="text">
      <style:text-properties officeooo:rsid="001bb8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职业生涯规划书</text:p>
      <text:p text:style-name="P1"/>
      <text:p text:style-name="Standard">我的兴趣：霍兰德<text:span text:style-name="T1"> </text:span><text:span text:style-name="T2">AI。</text:span><text:span text:style-name="T3">A是艺术型的代码。有艺术型职业兴趣的人们喜欢从事自己偏好的艺术型职业或情境（如作家或室内装饰设计师），而回避常规性职业或情境所要求的活动。他们重视审美体验和成就。重视自我表达、人人平等以及一些个体特征（如富有想象力、勇敢）；不服从指挥；逻辑性不强或责任心不强。他们认为自己有表现力；坦率、创新、不拘泥、不循规蹈矩、好自省、独立、不讲秩序；具有艺术、写作和演说才能。他们用研究型信念、能力和价值观解决工作或其他场合中遇到的问题，善于发现艺术情境中的问题。艺术才能和个体特征（如直觉、表现力、独创性）支配艺术型人的问题解决过程。艺术型职业通常是指进行艺术、文学、音乐和戏剧创作的工作。典型职业：艺术性职业（演员、导演、艺术设计师、雕刻家、建筑师、摄影师、广告制作人）、音乐性职业（歌唱家、作曲家、乐队指挥）、文学性职业（小说家、诗人、剧作家）等。</text:span><text:span text:style-name="T4">I是研究型的代码。有研究型职业兴趣的人们喜欢从事自己偏好的研究型职业或情境（如生物学家或医学家）。他们重视科学性的或学术性的活动和成果。他们重视自主（独立）以及一些个体特点（如智慧的、富有逻辑的、雄心勃勃的），但是认为其他的生活目标或价值观相对而言不太重要，拥有真正的友谊，信念开放。他们认为自己善于分析；具有科学研究能力以及数学才能；好奇、博学、兴趣广泛；乐于阅读或思索问题的解决方案。他们相信自己劝说他人采取行动会受挫；认为自己心胸开阔，有广泛的兴趣；自尊程度中等。研究型职业通常是指对物理学、生物学或文化知识进行研究和探索的工作。典型职业：科学研究人员、教师、工程师、计算机编程人员、医生、系统分析员等。</text:span></text:p>
      <text:p text:style-name="P2">我的性格：MBTI INTP。<text:span text:style-name="T5">I是内倾的代码。内倾型态度表现为主体的注意力和精力指向内部的精神世界，其心理能量通过内部的思想和情绪等获得。内倾型的人在内部世界中获得支持并看重事件的概念和意义等，因此，他们的许多活动是精神性的，他们倾向于安静地思考以加工信息。N是直觉的代码。直觉型的人自然地辨认和寻找一切事物的含义，他们不仅重视想象力，还注重将来，努力改变事物而不是维持它们的现状。直觉型的人看到一个环境就想知道它的含义和结果可能是什么。T是思维的代码。思维型的人是通过对情境进行客观的、非个体的逻辑分析，然后做出决定，他们注重因果关系并寻求事实的客观尺度，因此较少受个体情感的影响。P是知觉的代码。知觉型的人偏好于知觉经验，他们不断地收集信息以使自己的生活保持弹性和自然。他们努力使时间保持开放性，任其自然变化，以便出现更好的事件。</text:span><text:span text:style-name="T6">INTP的人讲究合理性，好奇心重，不仅喜欢理论和抽象的事物，而且喜欢构建思想，但不太关注环境和人。喜欢单独工作，强调对自己的观点和方法拥有最大的自主权。他们在寻求各种可能的选择时，喜欢以自身内部的逻辑构建问题和解决问题。为了获取最佳结果，会关注现实状况和他人的需求。适合职业：科学、研究、工程师、社会服务、计算机程序、心理学、法律。</text:span></text:p>
      <text:p text:style-name="P2">我的能力：专业 精神医学；可迁移技能 提问、说服、编程、计算。</text:p>
      <text:p text:style-name="P2">价值观：利他、创造性、生活方式。</text:p>
      <text:p text:style-name="P2"/>
      <text:p text:style-name="P3">精神科医师：政策、家庭、前景支持。</text:p>
      <text:p text:style-name="P3">我的兴趣支持该目标职业，因为其提供审美体验和艺术创作的素材，并且支持进行科学研究。我的性格支持该目标职业，因为其能使我注重内部的精神世界，并且解释和改变某些东西，并且这个过程可以是非个体的，并且允许自然变化。我的能力尚不足以支持该目标职业。我的价值观支持该目标职业。</text:p>
      <text:p text:style-name="P3"/>
      <text:p text:style-name="P3">目标：持续学习专业课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20:20:56.717965230</meta:creation-date>
    <dc:date>2024-04-11T18:03:17.181604576</dc:date>
    <meta:editing-duration>PT52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422" meta:character-count="1436" meta:non-whitespace-character-count="1432"/>
  </office:meta>
</office:document-meta>
</file>